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1050f" officeooo:paragraph-rsid="0011050f"/>
    </style:style>
    <style:style style:name="P2" style:family="paragraph" style:parent-style-name="Text_20_body">
      <style:text-properties officeooo:rsid="002da6df" officeooo:paragraph-rsid="002da6df" fo:background-color="#ffff00"/>
    </style:style>
    <style:style style:name="P3" style:family="paragraph" style:parent-style-name="Title">
      <style:text-properties officeooo:rsid="0011050f" officeooo:paragraph-rsid="0011050f"/>
    </style:style>
    <style:style style:name="P4" style:family="paragraph" style:parent-style-name="Title">
      <style:text-properties officeooo:rsid="002bc7cd" officeooo:paragraph-rsid="002bc7cd"/>
    </style:style>
    <style:style style:name="P5" style:family="paragraph" style:parent-style-name="Text_20_body" style:list-style-name="L1">
      <style:text-properties officeooo:rsid="00128fba" officeooo:paragraph-rsid="00128fba"/>
    </style:style>
    <style:style style:name="P6" style:family="paragraph" style:parent-style-name="Text_20_body" style:list-style-name="L1">
      <style:text-properties fo:font-weight="bold" officeooo:rsid="0032f57b" officeooo:paragraph-rsid="0032f57b" style:font-weight-asian="bold" style:font-weight-complex="bold"/>
    </style:style>
    <style:style style:name="P7" style:family="paragraph" style:parent-style-name="Text_20_body" style:list-style-name="L1">
      <style:text-properties officeooo:rsid="00129bef" officeooo:paragraph-rsid="00129bef"/>
    </style:style>
    <style:style style:name="P8" style:family="paragraph" style:parent-style-name="Text_20_body" style:list-style-name="L1">
      <style:text-properties officeooo:rsid="0013099b" officeooo:paragraph-rsid="0013099b"/>
    </style:style>
    <style:style style:name="P9" style:family="paragraph" style:parent-style-name="Text_20_body" style:list-style-name="L1">
      <style:text-properties officeooo:rsid="0013c445" officeooo:paragraph-rsid="0013c445"/>
    </style:style>
    <style:style style:name="P10" style:family="paragraph" style:parent-style-name="Text_20_body" style:list-style-name="L1">
      <style:text-properties officeooo:rsid="0015b6e1" officeooo:paragraph-rsid="0015b6e1"/>
    </style:style>
    <style:style style:name="P11" style:family="paragraph" style:parent-style-name="Text_20_body" style:list-style-name="L1">
      <style:text-properties officeooo:rsid="0017a983" officeooo:paragraph-rsid="0017a983"/>
    </style:style>
    <style:style style:name="P12" style:family="paragraph" style:parent-style-name="Text_20_body" style:list-style-name="L1">
      <style:text-properties officeooo:rsid="001b5187" officeooo:paragraph-rsid="001d0c76"/>
    </style:style>
    <style:style style:name="P13" style:family="paragraph" style:parent-style-name="Text_20_body" style:list-style-name="L1">
      <style:text-properties officeooo:rsid="001b5187" officeooo:paragraph-rsid="001d12d7"/>
    </style:style>
    <style:style style:name="P14" style:family="paragraph" style:parent-style-name="Text_20_body" style:list-style-name="L1">
      <style:text-properties officeooo:rsid="001dbd74" officeooo:paragraph-rsid="001dbd74"/>
    </style:style>
    <style:style style:name="P15" style:family="paragraph" style:parent-style-name="Text_20_body" style:list-style-name="L1">
      <style:text-properties officeooo:rsid="001dbd74" officeooo:paragraph-rsid="00210279"/>
    </style:style>
    <style:style style:name="P16" style:family="paragraph" style:parent-style-name="Text_20_body" style:list-style-name="L1">
      <style:text-properties officeooo:rsid="00286c2b" officeooo:paragraph-rsid="00286c2b"/>
    </style:style>
    <style:style style:name="P17" style:family="paragraph" style:parent-style-name="Text_20_body" style:list-style-name="L1">
      <style:text-properties officeooo:rsid="002a2b1d" officeooo:paragraph-rsid="002a2b1d"/>
    </style:style>
    <style:style style:name="P18" style:family="paragraph" style:parent-style-name="Text_20_body" style:list-style-name="L1">
      <style:text-properties officeooo:rsid="002cc17e" officeooo:paragraph-rsid="002cc17e"/>
    </style:style>
    <style:style style:name="P19" style:family="paragraph" style:parent-style-name="Text_20_body" style:list-style-name="L1">
      <style:text-properties officeooo:rsid="00350dfe" officeooo:paragraph-rsid="00350dfe"/>
    </style:style>
    <style:style style:name="P20" style:family="paragraph" style:parent-style-name="Text_20_body" style:list-style-name="L2">
      <style:text-properties officeooo:rsid="00308a5c" officeooo:paragraph-rsid="00308a5c"/>
    </style:style>
    <style:style style:name="P21" style:family="paragraph" style:parent-style-name="Text_20_body" style:list-style-name="L1">
      <style:text-properties officeooo:rsid="003897bf" officeooo:paragraph-rsid="003897bf"/>
    </style:style>
    <style:style style:name="P22" style:family="paragraph" style:parent-style-name="Text_20_body" style:list-style-name="L1">
      <style:text-properties officeooo:rsid="003dc663" officeooo:paragraph-rsid="003dc663"/>
    </style:style>
    <style:style style:name="P23" style:family="paragraph" style:parent-style-name="Text_20_body" style:list-style-name="L1">
      <style:text-properties officeooo:rsid="004087ec" officeooo:paragraph-rsid="004087ec"/>
    </style:style>
    <style:style style:name="T1" style:family="text">
      <style:text-properties officeooo:rsid="001d0c76"/>
    </style:style>
    <style:style style:name="T2" style:family="text">
      <style:text-properties officeooo:rsid="001d12d7"/>
    </style:style>
    <style:style style:name="T3" style:family="text">
      <style:text-properties officeooo:rsid="001f28f2"/>
    </style:style>
    <style:style style:name="T4" style:family="text">
      <style:text-properties officeooo:rsid="00210279"/>
    </style:style>
    <style:style style:name="T5" style:family="text">
      <style:text-properties officeooo:rsid="002aa755"/>
    </style:style>
    <style:style style:name="T6" style:family="text">
      <style:text-properties officeooo:rsid="0034b426"/>
    </style:style>
    <style:style style:name="T7" style:family="text">
      <style:text-properties officeooo:rsid="00350dfe"/>
    </style:style>
    <style:style style:name="T8" style:family="text">
      <style:text-properties officeooo:rsid="003566fb"/>
    </style:style>
    <style:style style:name="T9" style:family="text">
      <style:text-properties style:text-position="super 58%" officeooo:rsid="003bd12c"/>
    </style:style>
    <style:style style:name="T10" style:family="text">
      <style:text-properties officeooo:rsid="003efadf"/>
    </style:style>
    <text:list-style style:name="L1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BFTX JSON Validation</text:p>
      <text:p text:style-name="P1"/>
      <text:list xml:id="list2499290488380159743" text:style-name="L1">
        <text:list-item>
          <text:p text:style-name="P5">It needs a JSON example to test BFTX JSON validator.</text:p>
          <text:p text:style-name="P6">Done, but it would be great a real example.</text:p>
        </text:list-item>
        <text:list-item>
          <text:p text:style-name="P7">It is necessary to modify “notify_address” instead of “nofity_address”.</text:p>
          <text:p text:style-name="P6">Done.</text:p>
        </text:list-item>
        <text:list-item>
          <text:p text:style-name="P8">Should all number fields be floats or integers?</text:p>
          <text:list>
            <text:list-item>
              <text:p text:style-name="P9">BOL_NUM</text:p>
            </text:list-item>
            <text:list-item>
              <text:p text:style-name="P9">REF_NUM</text:p>
            </text:list-item>
            <text:list-item>
              <text:p text:style-name="P9">vessel</text:p>
            </text:list-item>
            <text:list-item>
              <text:p text:style-name="P9">port_of_loading</text:p>
            </text:list-item>
            <text:list-item>
              <text:p text:style-name="P9">port_of_discharge</text:p>
            </text:list-item>
            <text:list-item>
              <text:p text:style-name="P9">gross_weight <text:span text:style-name="T6">(This could be float)</text:span></text:p>
            </text:list-item>
            <text:list-item>
              <text:p text:style-name="P9">freight_payable_amt</text:p>
            </text:list-item>
            <text:list-item>
              <text:p text:style-name="P9">freight_adv_amt</text:p>
            </text:list-item>
            <text:list-item>
              <text:p text:style-name="P9">date_shipped[type]</text:p>
            </text:list-item>
            <text:list-item>
              <text:p text:style-name="P9">Num_bol</text:p>
            </text:list-item>
          </text:list>
        </text:list-item>
        <text:list-item>
          <text:p text:style-name="P8">That structure has some null fields, so If these fields are always null, do we need to leave them in the JSON structure?</text:p>
          <text:list>
            <text:list-item>
              <text:p text:style-name="P10">Consignee</text:p>
            </text:list-item>
            <text:list-item>
              <text:p text:style-name="P10">sig for master_info, agent_for_master and agent_for_owner</text:p>
            </text:list-item>
          </text:list>
        </text:list-item>
        <text:list-item>
          <text:p text:style-name="P11">It is necessary to research each field, create a specification, restrictions (required, optional, not null, conditional, <text:span text:style-name="T5">minimum and maximum characters,</text:span> etc) per field. Define what is valid data and describe what each field is for.</text:p>
        </text:list-item>
        <text:list-item>
          <text:p text:style-name="P12">I had to change the name of field “<text:span text:style-name="T1">issue_details[properties]” with </text:span>“<text:span text:style-name="T1">issue_details[issue_details_properties]” because there are repeated properties in other fields.</text:span></text:p>
        </text:list-item>
        <text:list-item>
          <text:p text:style-name="P13">I had to change the name of field “<text:span text:style-name="T2">master_info[properties]” with </text:span>“<text:span text:style-name="T2">master_info[master_info_properties]” because there are repeated properties in other fields.</text:span></text:p>
        </text:list-item>
        <text:list-item>
          <text:p text:style-name="P14"><text:soft-page-break/>I had to change the name of field “agent_for_master[properties]” with “agent_for_master[agent_for_master_properties]” because there are repeated <text:span text:style-name="T3">properties </text:span>in other fields.</text:p>
        </text:list-item>
        <text:list-item>
          <text:p text:style-name="P15">I had to change the name of field “agent_for_<text:span text:style-name="T4">own</text:span>er[properties]” with “agent_for_<text:span text:style-name="T4">own</text:span>er[agent_for_<text:span text:style-name="T4">own</text:span>er_properties]” because there are repeated <text:span text:style-name="T3">properties </text:span>in other fields.</text:p>
        </text:list-item>
        <text:list-item>
          <text:p text:style-name="P16">Which object is gonna be received in the first element on BFTX JSON? ("type": "object") And also in issue_details, master_info, agent_for_master and agent_for_owner fields</text:p>
        </text:list-item>
        <text:list-item>
          <text:p text:style-name="P17">BFTX JSON Structure has BOL_NUM and num_BOL <text:span text:style-name="T7">and </text:span>both elements are numeric, are these different elements?</text:p>
        </text:list-item>
        <text:list-item>
          <text:p text:style-name="P18">Do we have to validate lowercase, uppercase, etc?</text:p>
        </text:list-item>
        <text:list-item>
          <text:p text:style-name="P19">Some values may have spaces between words, will BFTX JSON structure allow spaces just for these values? Or for any part in the structure?</text:p>
        </text:list-item>
        <text:list-item>
          <text:p text:style-name="P21">For all format fields after any date field, the structure has a string as value, what will be all set of posibilities for date-time format?</text:p>
        </text:list-item>
        <text:list-item>
          <text:p text:style-name="P22">Do we need to save the complete JSON in Database? O each value in one database field <text:span text:style-name="T10">or column?</text:span></text:p>
        </text:list-item>
        <text:list-item>
          <text:p text:style-name="P23">Where will be the source of the BFTX JSON structure? In a file or Database.</text:p>
        </text:list-item>
      </text:list>
      <text:p text:style-name="P4">Bugs</text:p>
      <text:list xml:id="list6598778532326228154" text:style-name="L2">
        <text:list-item>
          <text:p text:style-name="P20">Check the n<text:span text:style-name="T9">th</text:span> element when there are repeated elements. (format, first_name, <text:span text:style-name="T8">last_name</text:span>, <text:span text:style-name="T8">sig,</text:span> etc)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30T16:10:20.983746518</meta:creation-date>
    <dc:date>2016-12-05T20:54:44.047322675</dc:date>
    <meta:editing-duration>PT7H48S</meta:editing-duration>
    <meta:editing-cycles>38</meta:editing-cycles>
    <meta:generator>LibreOffice/5.1.4.2$Linux_X86_64 LibreOffice_project/10m0$Build-2</meta:generator>
    <meta:document-statistic meta:table-count="0" meta:image-count="0" meta:object-count="0" meta:page-count="2" meta:paragraph-count="33" meta:word-count="372" meta:character-count="2363" meta:non-whitespace-character-count="2055"/>
  </office:meta>
</office:document-meta>
</file>